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end="Arrow" draw:marker-end-width="0.153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941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fill="none" draw:fill-color="#ffff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16cm" svg:height="0.216cm" svg:x="2.783cm" svg:y="2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47cm" svg:height="0.695cm" svg:x="2.162cm" svg:y="2.187cm">
          <draw:text-box>
            <text:p text:style-name="P2"><text:span text:style-name="T1">a</text:span></text:p>
          </draw:text-box>
        </draw:frame>
        <draw:custom-shape draw:style-name="gr1" draw:text-style-name="P1" draw:layer="layout" svg:width="0.216cm" svg:height="0.216cm" svg:x="2.747cm" svg:y="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6cm" svg:height="0.216cm" svg:x="4.603cm" svg:y="2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6cm" svg:height="0.216cm" svg:x="4.603cm" svg:y="4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6cm" svg:height="0.216cm" svg:x="3.693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16cm" svg:height="0.216cm" svg:x="3.693cm" svg:y="5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9cm" svg:height="0.695cm" svg:x="2.055cm" svg:y="4.313cm">
          <draw:text-box>
            <text:p text:style-name="P2"><text:span text:style-name="T1">f</text:span></text:p>
          </draw:text-box>
        </draw:frame>
        <draw:frame draw:style-name="gr2" draw:text-style-name="P2" draw:layer="layout" svg:width="0.747cm" svg:height="0.695cm" svg:x="3.117cm" svg:y="5.322cm">
          <draw:text-box>
            <text:p text:style-name="P2"><text:span text:style-name="T1">e</text:span></text:p>
          </draw:text-box>
        </draw:frame>
        <draw:frame draw:style-name="gr2" draw:text-style-name="P2" draw:layer="layout" svg:width="0.747cm" svg:height="0.695cm" svg:x="4.721cm" svg:y="4.277cm">
          <draw:text-box>
            <text:p text:style-name="P2"><text:span text:style-name="T1">d</text:span></text:p>
          </draw:text-box>
        </draw:frame>
        <draw:frame draw:style-name="gr2" draw:text-style-name="P2" draw:layer="layout" svg:width="0.73cm" svg:height="0.695cm" svg:x="4.703cm" svg:y="2.315cm">
          <draw:text-box>
            <text:p text:style-name="P2"><text:span text:style-name="T1">c</text:span></text:p>
          </draw:text-box>
        </draw:frame>
        <draw:frame draw:style-name="gr2" draw:text-style-name="P2" draw:layer="layout" svg:width="0.747cm" svg:height="0.695cm" svg:x="3.712cm" svg:y="1.395cm">
          <draw:text-box>
            <text:p text:style-name="P2"><text:span text:style-name="T1">b</text:span></text:p>
          </draw:text-box>
        </draw:frame>
        <draw:line draw:style-name="gr3" draw:text-style-name="P1" draw:layer="layout" svg:x1="2.972cm" svg:y1="2.775cm" svg:x2="3.711cm" svg:y2="2.108cm">
          <text:p/>
        </draw:line>
        <draw:line draw:style-name="gr3" draw:text-style-name="P1" draw:layer="layout" svg:x1="3.026cm" svg:y1="2.955cm" svg:x2="4.629cm" svg:y2="4.432cm">
          <text:p/>
        </draw:line>
        <draw:line draw:style-name="gr3" draw:text-style-name="P1" draw:layer="layout" svg:x1="2.882cm" svg:y1="4.306cm" svg:x2="2.918cm" svg:y2="2.973cm">
          <text:p/>
        </draw:line>
        <draw:line draw:style-name="gr3" draw:text-style-name="P1" draw:layer="layout" svg:x1="2.954cm" svg:y1="4.468cm" svg:x2="3.711cm" svg:y2="5.315cm">
          <text:p/>
        </draw:line>
        <draw:line draw:style-name="gr3" draw:text-style-name="P1" draw:layer="layout" svg:x1="3.909cm" svg:y1="5.315cm" svg:x2="4.702cm" svg:y2="4.558cm">
          <text:p/>
        </draw:line>
        <draw:line draw:style-name="gr3" draw:text-style-name="P1" draw:layer="layout" svg:x1="4.738cm" svg:y1="4.324cm" svg:x2="4.738cm" svg:y2="2.991cm">
          <text:p/>
        </draw:line>
        <draw:line draw:style-name="gr3" draw:text-style-name="P1" draw:layer="layout" svg:x1="4.629cm" svg:y1="2.811cm" svg:x2="3.891cm" svg:y2="2.108cm">
          <text:p/>
        </draw:line>
        <draw:line draw:style-name="gr3" draw:text-style-name="P1" draw:layer="layout" svg:x1="2.99cm" svg:y1="4.45cm" svg:x2="4.611cm" svg:y2="4.45cm">
          <text:p/>
        </draw:line>
        <draw:frame draw:style-name="gr2" draw:text-style-name="P3" draw:layer="layout" svg:width="2.338cm" svg:height="0.856cm" svg:x="2.666cm" svg:y="5.819cm">
          <draw:text-box>
            <text:p><text:span text:style-name="T2">Graph 1</text:span></text:p>
          </draw:text-box>
        </draw:frame>
        <draw:frame draw:style-name="gr4" draw:text-style-name="P5" draw:layer="layout" svg:width="2.838cm" svg:height="2.691cm" svg:x="7.314cm" svg:y="3.081cm">
          <draw:text-box>
            <text:p text:style-name="P4"><text:span text:style-name="T3">1 0 0 2 0</text:span></text:p>
            <text:p text:style-name="P4"><text:span text:style-name="T3">0 0 1 0 1</text:span></text:p>
            <text:p text:style-name="P4"><text:span text:style-name="T3">0 1 0 0 2</text:span></text:p>
            <text:p text:style-name="P4"><text:span text:style-name="T3">0 2 0 0 0</text:span></text:p>
            <text:p text:style-name="P4"><text:span text:style-name="T3">1 0 0 0 1</text:span></text:p>
          </draw:text-box>
        </draw:frame>
        <draw:line draw:style-name="gr5" draw:text-style-name="P1" draw:layer="layout" svg:x1="7.62cm" svg:y1="3.117cm" svg:x2="7.26cm" svg:y2="3.117cm">
          <text:p/>
        </draw:line>
        <draw:line draw:style-name="gr5" draw:text-style-name="P1" draw:layer="layout" svg:x1="7.62cm" svg:y1="5.693cm" svg:x2="7.26cm" svg:y2="5.693cm">
          <text:p/>
        </draw:line>
        <draw:line draw:style-name="gr5" draw:text-style-name="P1" draw:layer="layout" svg:x1="9.962cm" svg:y1="3.045cm" svg:x2="9.602cm" svg:y2="3.045cm">
          <text:p/>
        </draw:line>
        <draw:line draw:style-name="gr5" draw:text-style-name="P1" draw:layer="layout" svg:x1="9.98cm" svg:y1="5.693cm" svg:x2="9.62cm" svg:y2="5.693cm">
          <text:p/>
        </draw:line>
        <draw:line draw:style-name="gr5" draw:text-style-name="P1" draw:layer="layout" svg:x1="7.242cm" svg:y1="3.099cm" svg:x2="7.26cm" svg:y2="5.693cm">
          <text:p/>
        </draw:line>
        <draw:line draw:style-name="gr5" draw:text-style-name="P1" draw:layer="layout" svg:x1="9.98cm" svg:y1="5.693cm" svg:x2="9.98cm" svg:y2="3.045cm">
          <text:p/>
        </draw:line>
        <draw:frame draw:style-name="gr2" draw:text-style-name="P3" draw:layer="layout" svg:width="2.338cm" svg:height="0.856cm" svg:x="7.422cm" svg:y="5.963cm">
          <draw:text-box>
            <text:p><text:span text:style-name="T2">Graph 2</text:span></text:p>
          </draw:text-box>
        </draw:frame>
        <draw:custom-shape draw:style-name="gr1" draw:text-style-name="P1" xml:id="id1" draw:id="id1" draw:layer="layout" svg:width="0.216cm" svg:height="0.216cm" svg:x="11.628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16cm" svg:height="0.216cm" svg:x="11.646cm" svg:y="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16cm" svg:height="0.216cm" svg:x="13.358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16cm" svg:height="0.216cm" svg:x="13.358cm" svg:y="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16cm" svg:height="0.216cm" svg:x="12.439cm" svg:y="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813cm" svg:y1="4.012cm" svg:x2="12.47cm" svg:y2="3.301cm" draw:start-shape="id1" draw:start-glue-point="11" draw:end-shape="id2" draw:end-glue-point="7" svg:d="m11813 4012 657-711">
          <text:p/>
        </draw:connector>
        <draw:connector draw:style-name="gr5" draw:text-style-name="P1" draw:layer="layout" draw:type="line" svg:x1="11.736cm" svg:y1="4.197cm" svg:x2="11.754cm" svg:y2="5.512cm" draw:start-shape="id1" draw:start-glue-point="8" draw:end-shape="id3" draw:end-glue-point="4" svg:d="m11736 4197 18 1315">
          <text:p/>
        </draw:connector>
        <draw:connector draw:style-name="gr5" draw:text-style-name="P1" draw:layer="layout" draw:type="line" svg:x1="11.862cm" svg:y1="5.62cm" svg:x2="13.389cm" svg:y2="4.166cm" draw:start-shape="id3" draw:start-glue-point="10" draw:end-shape="id4" draw:end-glue-point="7" svg:d="m11862 5620 1527-1454">
          <text:p/>
        </draw:connector>
        <draw:line draw:style-name="gr5" draw:text-style-name="P1" draw:layer="layout" svg:x1="12.646cm" svg:y1="3.279cm" svg:x2="13.385cm" svg:y2="4.018cm">
          <text:p/>
        </draw:line>
        <draw:connector draw:style-name="gr5" draw:text-style-name="P1" draw:layer="layout" draw:type="line" svg:x1="11.862cm" svg:y1="5.62cm" svg:x2="13.358cm" svg:y2="5.62cm" draw:start-shape="id3" draw:start-glue-point="10" draw:end-shape="id5" draw:end-glue-point="6" svg:d="m11862 5620h1496">
          <text:p/>
        </draw:connector>
        <draw:frame draw:style-name="gr2" draw:text-style-name="P2" draw:layer="layout" svg:width="0.671cm" svg:height="0.695cm" svg:x="11.044cm" svg:y="3.521cm">
          <draw:text-box>
            <text:p text:style-name="P2"><text:span text:style-name="T1">r</text:span></text:p>
          </draw:text-box>
        </draw:frame>
        <draw:frame draw:style-name="gr2" draw:text-style-name="P2" draw:layer="layout" svg:width="0.73cm" svg:height="0.695cm" svg:x="12.377cm" svg:y="2.568cm">
          <draw:text-box>
            <text:p text:style-name="P2"><text:span text:style-name="T1">s</text:span></text:p>
          </draw:text-box>
        </draw:frame>
        <draw:frame draw:style-name="gr2" draw:text-style-name="P2" draw:layer="layout" svg:width="0.649cm" svg:height="0.695cm" svg:x="10.954cm" svg:y="5.107cm">
          <draw:text-box>
            <text:p text:style-name="P2"><text:span text:style-name="T1">t</text:span></text:p>
          </draw:text-box>
        </draw:frame>
        <draw:frame draw:style-name="gr2" draw:text-style-name="P2" draw:layer="layout" svg:width="0.747cm" svg:height="0.695cm" svg:x="13.368cm" svg:y="3.576cm">
          <draw:text-box>
            <text:p text:style-name="P2"><text:span text:style-name="T1">p</text:span></text:p>
          </draw:text-box>
        </draw:frame>
        <draw:frame draw:style-name="gr2" draw:text-style-name="P2" draw:layer="layout" svg:width="0.747cm" svg:height="0.695cm" svg:x="13.368cm" svg:y="5.054cm">
          <draw:text-box>
            <text:p text:style-name="P2"><text:span text:style-name="T1">q</text:span></text:p>
          </draw:text-box>
        </draw:frame>
        <draw:frame draw:style-name="gr2" draw:text-style-name="P3" draw:layer="layout" svg:width="2.338cm" svg:height="0.856cm" svg:x="11.53cm" svg:y="5.981cm">
          <draw:text-box>
            <text:p><text:span text:style-name="T2">Graph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9-13T14:49:01</meta:creation-date>
    <dc:date>2014-09-13T15:01:41</dc:date>
    <meta:editing-duration>PT12M40S</meta:editing-duration>
    <meta:editing-cycles>1</meta:editing-cycles>
    <meta:document-statistic meta:object-count="45"/>
    <meta:generator>OpenOffice/4.0.0$Unix OpenOffice.org_project/400m3$Build-9702</meta:generator>
  </office:meta>
</office:document-meta>
</file>